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5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8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83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 table:number-columns-repeated="2"/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12</text:p>
          </table:table-cell>
          <table:table-cell table:style-name="ce86" office:value-type="string" calcext:value-type="string">
            <text:p>1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3</text:p>
          </table:table-cell>
          <table:table-cell table:style-name="ce86"/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3" table:number-columns-repeated="4"/>
          <table:table-cell table:style-name="ce264"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6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/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3" table:number-columns-repeated="4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83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3" table:number-columns-repeated="4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 table:number-columns-repeated="11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table-cell table:style-name="ce375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5"/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377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77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377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covered-table-cell table:style-name="ce377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 table:number-columns-repeated="1009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 table:number-columns-repeated="1009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78" office:value-type="string" calcext:value-type="string" table:number-columns-spanned="4" table:number-rows-spanned="1">
            <text:p>ОУ</text:p>
          </table:table-cell>
          <table:covered-table-cell table:number-columns-repeated="3" table:style-name="ce378"/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83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83"/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table:number-columns-repeated="4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86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86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86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86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378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78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SN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battery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07-29T03:20:12.901700678</dc:date>
    <meta:editing-cycles>140</meta:editing-cycles>
    <meta:editing-duration>P4DT23H52M17S</meta:editing-duration>
    <meta:generator>LibreOffice/7.5.4.2$Linux_X86_64 LibreOffice_project/50$Build-2</meta:generator>
    <meta:document-statistic meta:table-count="1" meta:cell-count="228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